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Manager.createQuery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archManager.shutdownQuery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archManager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archManager.SearchManager( SearchConfig config , final NamespaceRegistryImpl nsReg , NodeTypeRegistry ntReg , ItemStateManager itemMgr , PersistenceManager pm , NodeId rootNodeId , SearchManager parentMgr , NodeId excludedNode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earchManager.isExcluded( EventImpl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archManager.nex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Manager.nextNodeSt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archManager.createQuery( SessionImpl session , ItemManager itemMgr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Manager.safeRegisterNamespace( String prefixHint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archManag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Manager.createQuery( SessionImpl session , ItemManager itemMgr , String statement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Manager.getQuery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Manager.initializeQuery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archManag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Manager.createQueryObjectModel( SessionImpl session , QueryObjectModelTree qomTree , String langug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Manag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Manager.onEvent( EventIterator event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5">
            <text:p text:style-name="Table_20_Contents">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